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 style:master-page-name="Standard">
      <style:paragraph-properties fo:margin-top="0.423cm" fo:margin-bottom="0.212cm" loext:contextual-spacing="false" style:page-number="auto" fo:keep-with-next="always"/>
    </style:style>
    <style:style style:name="P2" style:family="paragraph" style:parent-style-name="Preformatted_20_Text">
      <style:text-properties fo:font-style="italic" style:font-style-asian="italic" style:font-style-complex="italic"/>
    </style:style>
    <style:style style:name="T1" style:family="text">
      <style:text-properties style:font-name-asian="Liberation Serif1" style:font-name-complex="Liberation Serif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name-asian="Liberation Mono" style:font-style-asian="italic" style:font-style-complex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0</text:p>
      <text:p text:style-name="Text_20_body">Copy the entire "0 - New Wordlist Template" folder into your favourite<text:span text:style-name="T1"> </text:span>working directory and rename it to the name of the language you are<text:span text:style-name="T1"> </text:span>working on.</text:p>
      <text:p text:style-name="Heading">Step 1</text:p>
      <text:p text:style-name="Text_20_body">Put a description of the source in the folder "1 - description of the<text:span text:style-name="T1"> </text:span>original source". You can choose whatever format is handy. Type a few<text:span text:style-name="T1"> </text:span>lines in Word, save a webpage to that folder, copy the Excel sheet containing the metadata to here, whatever. Try to include as much<text:span text:style-name="T1"> </text:span>metadata as possible with only a small amount of work.</text:p>
      <text:p text:style-name="Heading">Step 2</text:p>
      <text:p text:style-name="Text_20_body">Make a digital version of the original source available here. Scan a<text:span text:style-name="T1"> </text:span>hard copy of the book and drop it inside "2 - original source", or run a<text:span text:style-name="T1"> </text:span>web grabber or the source website, or store a backup of the FLEx corpus.<text:span text:style-name="T1"> </text:span>If you can, create a link to a place where the original source is<text:span text:style-name="T1"> </text:span>available online. If the original source is really well available<text:span text:style-name="T1"> </text:span>elsewhere, or really huge, you may be able to justify skipping step 3.<text:span text:style-name="T1"> </text:span>In that case, please place a text document in "2 - original source" that<text:span text:style-name="T1"> </text:span>states your reasoning.</text:p>
      <text:p text:style-name="Heading">Step 3</text:p>
      <text:p text:style-name="Text_20_body">Formalize the source description. The folder "3 - normalized metadata of<text:span text:style-name="T1"> </text:span>original source" contains examples for various types of sources, from<text:span text:style-name="T1"> </text:span>fieldwork via published books to online databases. Take the one most<text:span text:style-name="T1"> </text:span>fitting for your type of source, open it in a text editor (eg. Notepad++<text:span text:style-name="T1"> </text:span>or notepad, Word only if really necessary) and modify it to reflect the source.</text:p>
      <text:p text:style-name="Preformatted_20_Text"><text:span text:style-name="T3"><text:s text:c="4"/></text:span><text:span text:style-name="T2">NOTE: If you are familiar with BibTeX, you may use any of it to describe the</text:span></text:p>
      <text:p text:style-name="Preformatted_20_Text"><text:span text:style-name="T3"><text:s text:c="10"/></text:span><text:span text:style-name="T2">source. If you want to use non-standard fields or genres, get in</text:span></text:p>
      <text:p text:style-name="Preformatted_20_Text"><text:span text:style-name="T3"><text:s text:c="10"/></text:span><text:span text:style-name="T2">contact.</text:span></text:p>
      <text:p text:style-name="Preformatted_20_Text"><text:span text:style-name="T3"><text:s text:c="4"/></text:span><text:span text:style-name="T2">NOTE: If the source is published and has an entry on Glottolog (search via</text:span></text:p>
      <text:p text:style-name="Preformatted_20_Text"><text:span text:style-name="T3"><text:s text:c="10"/></text:span><text:span text:style-name="T2">http://glottolog.org/langdoc/complexquery), just copy the</text:span></text:p>
      <text:p text:style-name="Preformatted_20_Text"><text:span text:style-name="T3"><text:s text:c="10"/></text:span><text:span text:style-name="T2">BibTeX formatted citation from there.</text:span></text:p>
      <text:p text:style-name="Heading">Step 4</text:p>
      <text:p text:style-name="Text_20_body">Take the language template (Pick Excel or CSV, delete the other) inside<text:span text:style-name="T1"> </text:span>"4 - language metadata" and fill in name, location, description,<text:span text:style-name="T1"> </text:span>Glottocode and Isocode of the language or lects described in your<text:span text:style-name="T1"> </text:span>primary source as exactly as possible given the source and your<text:span text:style-name="T1"> </text:span>background knowledge.</text:p>
      <text:p text:style-name="Preformatted_20_Text"><text:span text:style-name="T3"><text:s text:c="4"/></text:span><text:span text:style-name="T2">NOTE: If you have dialect information on a higher level of detail than in</text:span></text:p>
      <text:p text:style-name="Preformatted_20_Text"><text:span text:style-name="T3"><text:s text:c="10"/></text:span><text:span text:style-name="T2">Glottolog, pick a Lect “ID” that is the next Glottocode above your</text:span></text:p>
      <text:p text:style-name="Preformatted_20_Text"><text:span text:style-name="T3"><text:s text:c="10"/></text:span><text:span text:style-name="T2">variety, plus the first four, five or six letters of the glossonym,</text:span></text:p>
      <text:p text:style-name="Preformatted_20_Text"><text:span text:style-name="T3"><text:s text:c="10"/></text:span><text:span text:style-name="T2">ie. the name of the variety as used in the source. (For field work</text:span></text:p>
      <text:p text:style-name="Preformatted_20_Text"><text:span text:style-name="T3"><text:s text:c="10"/></text:span><text:span text:style-name="T2">data, this may also be the name of the village where the language is</text:span></text:p>
      <text:p text:style-name="Preformatted_20_Text"><text:span text:style-name="T3"><text:s text:c="10"/></text:span><text:span text:style-name="T2">spoken.)</text:span></text:p>
      <text:p text:style-name="Preformatted_20_Text"><text:span text:style-name="T3"><text:s text:c="4"/></text:span><text:span text:style-name="T2">NOTE: We can infer the region from the geo-coordinates, you may leave the</text:span></text:p>
      <text:p text:style-name="Preformatted_20_Text"><text:span text:style-name="T3"><text:s text:c="10"/>“</text:span><text:span text:style-name="T2">Region” column empty.</text:span></text:p>
      <text:p text:style-name="Preformatted_20_Text"><text:span text:style-name="T3"><text:s text:c="4"/></text:span><text:span text:style-name="T2">NOTE: If you have done fieldwork and filled in a cultural questionnaire for</text:span></text:p>
      <text:p text:style-name="Preformatted_20_Text"><text:span text:style-name="T3"><text:s text:c="10"/></text:span><text:span text:style-name="T2">our CultureRumah, put the name of your culture data file in the</text:span></text:p>
      <text:p text:style-name="Preformatted_20_Text"><text:span text:style-name="T3"><text:s text:c="10"/>“</text:span><text:span text:style-name="T2">Culture” column for the appropriate language(s). Otherwise leave that</text:span></text:p>
      <text:p text:style-name="Preformatted_20_Text"><text:span text:style-name="T3"><text:s text:c="10"/></text:span><text:span text:style-name="T2">column empty.</text:span></text:p>
      <text:p text:style-name="Heading"><text:soft-page-break/>Step 5</text:p>
      <text:p text:style-name="Text_20_body">Create the word list (Pick one of Excel or CSV, delete the other). Take<text:span text:style-name="T1"> </text:span>the word list template in "5 - wordlist created from original source"<text:span text:style-name="T1"> </text:span>and fill it in. Make sure that every separate form is on a separate row<text:span text:style-name="T1"> </text:span>in the word list, whether they express different concepts or are<text:span text:style-name="T1"> </text:span>synonyms. This means that you can give comments for each individual<text:span text:style-name="T1"> </text:span>form. You should choose whatever transcription the source uses for the<text:span text:style-name="T1"> “</text:span>Form” column. If you have a choice, your “Form”s should be in a<text:span text:style-name="T1"> </text:span>phonemic transcription which uniquely identifies the phonetic, segmented<text:span text:style-name="T1"> </text:span>transcription in “Segments”.</text:p>
      <text:p text:style-name="Preformatted_20_Text"><text:span text:style-name="T3"><text:s text:c="4"/></text:span><text:span text:style-name="T2">NOTE: If the source lists forms that are obvious minor variants of each</text:span></text:p>
      <text:p text:style-name="Preformatted_20_Text"><text:span text:style-name="T3"><text:s text:c="10"/></text:span><text:span text:style-name="T2">other, you are encouraged to pick one representative and add the</text:span></text:p>
      <text:p text:style-name="Preformatted_20_Text"><text:span text:style-name="T3"><text:s text:c="10"/></text:span><text:span text:style-name="T2">variants in the “Comment” column.</text:span></text:p>
      <text:p text:style-name="Preformatted_20_Text"><text:span text:style-name="T3"><text:s text:c="4"/></text:span><text:span text:style-name="T2">NOTE: Even if the source uses unconventional orthography for its</text:span></text:p>
      <text:p text:style-name="Preformatted_20_Text"><text:span text:style-name="T3"><text:s text:c="10"/></text:span><text:span text:style-name="T2">pranscription, preserve it in the “Form” column.</text:span></text:p>
      <text:p text:style-name="Preformatted_20_Text"><text:span text:style-name="T3"><text:s text:c="4"/></text:span><text:span text:style-name="T2">NOTE: Wherever the orthography for the “Form” column is very clean (the</text:span></text:p>
      <text:p text:style-name="Preformatted_20_Text"><text:span text:style-name="T3"><text:s text:c="10"/></text:span><text:span text:style-name="T2">segmented phonetic realisation is obvious from the form), you may</text:span></text:p>
      <text:p text:style-name="Preformatted_20_Text"><text:span text:style-name="T3"><text:s text:c="10"/></text:span><text:span text:style-name="T2">leave the “Segments” column empty. See "5 - wordlist created from</text:span></text:p>
      <text:p text:style-name="Preformatted_20_Text"><text:span text:style-name="T3"><text:s text:c="10"/></text:span><text:span text:style-name="T2">original source/transcription.txt" for details.</text:span></text:p>
      <text:p text:style-name="Preformatted_20_Text"><text:span text:style-name="T3"><text:s text:c="4"/></text:span><text:span text:style-name="T2">NOTE: If you leave the “Lect_ID” or “Concept_ID” fields empty, we assume you</text:span></text:p>
      <text:p text:style-name="Preformatted_20_Text"><text:span text:style-name="T3"><text:s text:c="10"/></text:span><text:span text:style-name="T2">mean “The same value as in the row above”. So, if you have synonyms</text:span></text:p>
      <text:p text:style-name="Preformatted_20_Text"><text:span text:style-name="T3"><text:s text:c="10"/></text:span><text:span text:style-name="T2">directly under each other, you may leave out their concept</text:span></text:p>
      <text:p text:style-name="Preformatted_20_Text"><text:span text:style-name="T3"><text:s text:c="10"/></text:span><text:span text:style-name="T2">identifiers. And if you fill in a word list with only one language,</text:span></text:p>
      <text:p text:style-name="Preformatted_20_Text"><text:span text:style-name="T3"><text:s text:c="10"/></text:span><text:span text:style-name="T2">put its “Lect_ID” (usually its Glottocode) in the first row. This</text:span></text:p>
      <text:p text:style-name="Preformatted_20_Text"><text:span text:style-name="T3"><text:s text:c="10"/></text:span><text:span text:style-name="T2">means that if it is easy to work with the source in that way, the</text:span></text:p>
      <text:p text:style-name="Preformatted_20_Text"><text:span text:style-name="T3"><text:s text:c="10"/></text:span><text:span text:style-name="T2">easiest way to include multiple word lists is to have them one above</text:span></text:p>
      <text:p text:style-name="Preformatted_20_Text"><text:span text:style-name="T3"><text:s text:c="10"/></text:span><text:span text:style-name="T2">the other in the table.</text:span></text:p>
      <text:p text:style-name="Preformatted_20_Text"><text:span text:style-name="T3"><text:s text:c="4"/></text:span><text:span text:style-name="T2">NOTE: You are allowed to reorder rows and columns as you wish. The importer</text:span></text:p>
      <text:p text:style-name="Preformatted_20_Text"><text:span text:style-name="T3"><text:s text:c="10"/></text:span><text:span text:style-name="T2">is only interested in the “Concept_ID”, “Lect_ID”, “Form”, “Segments”</text:span></text:p>
      <text:p text:style-name="Preformatted_20_Text"><text:span text:style-name="T3"><text:s text:c="10"/></text:span><text:span text:style-name="T2">and “Comment” columns and will IGNORE ALL OTHER COLUMNS. So if you</text:span></text:p>
      <text:p text:style-name="Preformatted_20_Text"><text:span text:style-name="T3"><text:s text:c="10"/></text:span><text:span text:style-name="T2">notice an error in eg. the “Elicitation Notes”, you need to contact</text:span></text:p>
      <text:p text:style-name="Preformatted_20_Text"><text:span text:style-name="T3"><text:s text:c="10"/></text:span><text:span text:style-name="T2">the editors or raise an issue on GitHub. Keep in mind that if you</text:span></text:p>
      <text:p text:style-name="Preformatted_20_Text"><text:span text:style-name="T3"><text:s text:c="10"/></text:span><text:span text:style-name="T2">re-order rows, you need to have all “Concept_ID” and “Lect_ID” filled,</text:span></text:p>
      <text:p text:style-name="Preformatted_20_Text"><text:span text:style-name="T3"><text:s text:c="10"/></text:span><text:span text:style-name="T2">otherwise you might mix up thing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iberation Mono" svg:font-family="'Liberation Mono', 'Courier New'" style:font-family-generic="modern"/>
    <style:font-face style:name="FreeSans1" svg:font-family="FreeSans" style:font-family-generic="swiss"/>
    <style:font-face style:name="FreeSans2" svg:font-family="FreeSans" style:font-pitch="variable"/>
    <style:font-face style:name="Noto Sans CJK SC Regular1" svg:font-family="'Noto Sans CJK SC Regular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E" style:font-name-asian="Noto Sans CJK SC Regular1" style:font-family-asian="'Noto Sans CJK SC Regular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1" style:font-family-asian="'Noto Sans CJK SC Regular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Courier New" style:font-family-asian="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ereon A. Kaiping</dc:creator>
    <dc:date>2018-04-24T16:16:07.000190121</dc:date>
    <meta:editing-cycles>2</meta:editing-cycles>
    <meta:editing-duration>PT8M46S</meta:editing-duration>
    <meta:document-statistic meta:table-count="0" meta:image-count="0" meta:object-count="0" meta:page-count="2" meta:paragraph-count="54" meta:word-count="825" meta:character-count="5065" meta:non-whitespace-character-count="3934"/>
    <meta:generator>LibreOffice/5.1.6.2$Linux_X86_64 LibreOffice_project/10m0$Build-2</meta:generator>
  </office:meta>
</office:document-meta>
</file>